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bold" fo:font-family="Calibri" style:font-family-asian="Calibri" style:font-family-complex="Calibri" fo:background-color="transparent" style:use-window-font-color="true" fo:font-style="italic"/>
    </style:style>
    <style:style style:name="T3" style:family="text">
      <style:text-properties fo:font-size="36.00pt" fo:font-weight="bold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9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9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9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9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9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9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9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9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9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9.0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9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9.00pt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9.00pt" fo:font-weight="bold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9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9.00pt" fo:font-weight="bold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9.00pt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9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4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6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6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6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6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6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6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66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right" fo:margin-bottom="12.00pt"/>
    </style:style>
    <style:style style:name="P2" style:family="paragraph">
      <style:paragraph-properties fo:line-height="105.00%" fo:text-align="center" fo:margin-bottom="9.90pt"/>
    </style:style>
    <style:style style:name="P3" style:family="paragraph">
      <style:paragraph-properties fo:line-height="100.00%" fo:text-align="left" fo:margin-left="0.00pt" fo:text-indent="-5.40pt">
        <style:tab-stops>
          <style:tab-stop style:position="113.40pt"/>
          <style:tab-stop style:position="65793.00pt" style:leader-style="dotted"/>
          <style:tab-stop style:position="448181.65pt" style:type="right"/>
          <style:tab-stop style:position="0.00pt"/>
        </style:tab-stops>
      </style:paragraph-properties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 fo:margin-left="0.00pt" fo:text-indent="-5.40pt">
        <style:tab-stops>
          <style:tab-stop style:position="113.40pt"/>
          <style:tab-stop style:position="65793.00pt" style:leader-style="dotted"/>
          <style:tab-stop style:position="448181.65pt" style:type="right"/>
          <style:tab-stop style:position="0.00pt"/>
        </style:tab-stops>
      </style:paragraph-properties>
    </style:style>
    <style:style style:name="P6" style:family="paragraph">
      <style:paragraph-properties fo:line-height="100.00%" fo:text-align="left" fo:margin-left="0.00pt" fo:text-indent="-5.40pt">
        <style:tab-stops>
          <style:tab-stop style:position="113.40pt" style:type="center"/>
          <style:tab-stop style:position="65793.00pt" style:leader-style="dotted"/>
          <style:tab-stop style:position="448181.65pt" style:type="right"/>
          <style:tab-stop style:position="12.80pt"/>
        </style:tab-stops>
      </style:paragraph-properties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 fo:margin-left="0.00pt" fo:text-indent="-5.40pt">
        <style:tab-stops>
          <style:tab-stop style:position="113.40pt" style:type="center"/>
          <style:tab-stop style:position="65793.00pt" style:leader-style="dotted"/>
          <style:tab-stop style:position="448181.65pt" style:type="right"/>
          <style:tab-stop style:position="12.80pt"/>
        </style:tab-stops>
      </style:paragraph-properties>
    </style:style>
    <style:style style:name="P9" style:family="paragraph">
      <style:paragraph-properties fo:line-height="105.00%" fo:text-align="left" fo:margin-top="24.00pt" fo:margin-bottom="4.00pt"/>
    </style:style>
    <style:style style:name="P10" style:family="paragraph">
      <style:paragraph-properties fo:line-height="105.00%" fo:text-align="left" fo:margin-bottom="2.00pt"/>
    </style:style>
    <style:style style:name="P11" style:family="paragraph">
      <style:paragraph-properties fo:line-height="115.00%" fo:text-align="lef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05.00%" fo:text-align="left" fo:margin-bottom="2.00pt"/>
    </style:style>
    <style:style style:name="P14" style:family="paragraph">
      <style:paragraph-properties fo:line-height="105.00%" fo:text-align="left" fo:margin-bottom="5.65pt"/>
    </style:style>
    <style:style style:name="P15" style:family="paragraph">
      <style:paragraph-properties fo:line-height="105.00%" fo:text-align="left" fo:margin-bottom="2.85pt"/>
    </style:style>
    <style:style style:name="P16" style:family="paragraph">
      <style:paragraph-properties fo:line-height="105.00%" fo:text-align="left" fo:margin-bottom="4.00pt"/>
    </style:style>
    <style:style style:name="P17" style:family="paragraph">
      <style:paragraph-properties fo:line-height="105.00%" fo:text-align="left" fo:margin-bottom="2.85pt"/>
    </style:style>
    <style:style style:name="P18" style:family="paragraph">
      <style:paragraph-properties fo:line-height="105.00%" fo:text-align="left" fo:margin-bottom="5.65pt"/>
    </style:style>
    <style:style style:name="P19" style:family="paragraph">
      <style:paragraph-properties fo:line-height="100.00%" fo:text-align="left" fo:margin-left="5.00pt" fo:text-indent="-5.00pt">
        <style:tab-stops>
          <style:tab-stop style:position="253.00pt"/>
        </style:tab-stops>
      </style:paragraph-properties>
    </style:style>
    <style:style style:name="P20" style:family="paragraph">
      <style:paragraph-properties fo:line-height="115.00%" fo:text-align="left" fo:margin-bottom="10.00pt"/>
    </style:style>
    <style:style style:name="P21" style:family="paragraph">
      <style:paragraph-properties fo:line-height="100.00%" fo:text-align="left" fo:margin-left="5.00pt" fo:text-indent="-5.00pt">
        <style:tab-stops>
          <style:tab-stop style:position="253.00pt"/>
        </style:tab-stops>
      </style:paragraph-properties>
    </style:style>
    <style:style style:name="P22" style:family="paragraph">
      <style:paragraph-properties fo:line-height="100.00%" fo:text-align="left" fo:margin-left="5.00pt" fo:text-indent="-5.00pt">
        <style:tab-stops>
          <style:tab-stop style:position="253.00pt"/>
        </style:tab-stops>
      </style:paragraph-properties>
    </style:style>
    <style:style style:name="P23" style:family="paragraph">
      <style:paragraph-properties fo:line-height="115.00%" fo:text-align="left" fo:margin-bottom="10.00pt"/>
    </style:style>
    <style:style style:name="P24" style:family="paragraph">
      <style:paragraph-properties fo:line-height="115.00%" fo:text-align="left" fo:margin-left="36.00pt" fo:text-indent="6.50pt" fo:margin-bottom="10.00pt"/>
    </style:style>
    <style:style style:name="P25" style:family="paragraph">
      <style:paragraph-properties fo:line-height="100.00%" fo:text-align="left" fo:margin-left="5.00pt" fo:text-indent="-5.00pt">
        <style:tab-stops>
          <style:tab-stop style:position="253.00pt"/>
        </style:tab-stops>
      </style:paragraph-properties>
    </style:style>
    <style:style style:name="P26" style:family="paragraph">
      <style:paragraph-properties fo:line-height="100.00%" fo:text-align="left" fo:margin-left="5.00pt" fo:text-indent="-5.00pt">
        <style:tab-stops>
          <style:tab-stop style:position="253.00pt"/>
        </style:tab-stops>
      </style:paragraph-properties>
    </style:style>
    <style:style style:name="P27" style:family="paragraph">
      <style:paragraph-properties fo:line-height="115.00%" fo:text-align="left" fo:margin-bottom="10.00pt"/>
    </style:style>
    <text:list-style style:name="L28">
      <text:list-level-style-number text:level="1" style:num-suffix="." style:num-format="1">
        <style:list-level-properties text:space-before="28.35pt" text:min-label-width="18.00pt"/>
      </text:list-level-style-number>
    </text:list-style>
    <style:style style:name="P28" style:family="paragraph">
      <style:paragraph-properties fo:line-height="100.00%" fo:text-align="left" fo:margin-left="-3.85pt" fo:text-indent="3.85pt"/>
    </style:style>
    <style:style style:name="P29" style:family="paragraph">
      <style:paragraph-properties fo:line-height="100.00%" fo:text-align="left" fo:margin-left="5.00pt" fo:text-indent="-5.00pt">
        <style:tab-stops>
          <style:tab-stop style:position="253.00pt"/>
        </style:tab-stops>
      </style:paragraph-properties>
    </style:style>
    <style:style style:name="P30" style:family="paragraph">
      <style:paragraph-properties fo:line-height="100.00%" fo:text-align="left" fo:margin-left="5.00pt" fo:text-indent="-5.00pt">
        <style:tab-stops>
          <style:tab-stop style:position="253.00pt"/>
        </style:tab-stops>
      </style:paragraph-properties>
    </style:style>
    <style:style style:name="P31" style:family="paragraph">
      <style:paragraph-properties fo:line-height="115.00%" fo:text-align="left" fo:margin-bottom="10.00pt"/>
    </style:style>
    <style:style style:name="P32" style:family="paragraph">
      <style:paragraph-properties fo:line-height="115.00%" fo:text-align="left" fo:margin-left="42.50pt" fo:text-indent="0.00pt" fo:margin-bottom="10.00pt"/>
    </style:style>
    <style:style style:name="P33" style:family="paragraph">
      <style:paragraph-properties fo:line-height="100.00%" fo:text-align="left" fo:margin-left="5.00pt" fo:text-indent="-5.00pt">
        <style:tab-stops>
          <style:tab-stop style:position="253.00pt"/>
        </style:tab-stops>
      </style:paragraph-properties>
    </style:style>
    <style:style style:name="P34" style:family="paragraph">
      <style:paragraph-properties fo:line-height="105.00%" fo:text-align="left" fo:margin-bottom="5.65pt"/>
    </style:style>
    <style:style style:name="P35" style:family="paragraph">
      <style:paragraph-properties fo:line-height="100.00%" fo:text-align="left" fo:margin-left="5.00pt" fo:text-indent="-5.00pt">
        <style:tab-stops>
          <style:tab-stop style:position="253.00pt"/>
        </style:tab-stops>
      </style:paragraph-properties>
    </style:style>
    <style:style style:name="P36" style:family="paragraph">
      <style:paragraph-properties fo:line-height="115.00%" fo:text-align="left" fo:margin-bottom="10.00pt"/>
    </style:style>
    <style:style style:name="P37" style:family="paragraph">
      <style:paragraph-properties fo:line-height="100.00%" fo:text-align="left" fo:margin-left="5.00pt" fo:text-indent="-5.00pt">
        <style:tab-stops>
          <style:tab-stop style:position="253.00pt"/>
        </style:tab-stops>
      </style:paragraph-properties>
    </style:style>
    <style:style style:name="P38" style:family="paragraph">
      <style:paragraph-properties fo:line-height="100.00%" fo:text-align="left" fo:margin-left="5.00pt" fo:text-indent="-5.00pt">
        <style:tab-stops>
          <style:tab-stop style:position="253.00pt"/>
        </style:tab-stops>
      </style:paragraph-properties>
    </style:style>
    <style:style style:name="P39" style:family="paragraph">
      <style:paragraph-properties fo:line-height="115.00%" fo:text-align="left" fo:margin-bottom="10.00pt"/>
    </style:style>
    <style:style style:name="P40" style:family="paragraph">
      <style:paragraph-properties fo:line-height="115.00%" fo:text-align="left" fo:margin-left="36.00pt" fo:text-indent="6.50pt" fo:margin-bottom="10.00pt"/>
    </style:style>
    <style:style style:name="P41" style:family="paragraph">
      <style:paragraph-properties fo:line-height="100.00%" fo:text-align="left" fo:margin-left="5.00pt" fo:text-indent="-5.00pt">
        <style:tab-stops>
          <style:tab-stop style:position="253.00pt"/>
        </style:tab-stops>
      </style:paragraph-properties>
    </style:style>
    <style:style style:name="P42" style:family="paragraph">
      <style:paragraph-properties fo:line-height="100.00%" fo:text-align="left" fo:margin-left="5.00pt" fo:text-indent="-5.00pt">
        <style:tab-stops>
          <style:tab-stop style:position="253.00pt"/>
        </style:tab-stops>
      </style:paragraph-properties>
    </style:style>
    <style:style style:name="P43" style:family="paragraph">
      <style:paragraph-properties fo:line-height="115.00%" fo:text-align="left" fo:margin-bottom="10.00pt"/>
    </style:style>
    <text:list-style style:name="L44">
      <text:list-level-style-number text:level="1" style:num-suffix="." style:num-format="1">
        <style:list-level-properties text:space-before="28.35pt" text:min-label-width="18.00pt"/>
      </text:list-level-style-number>
    </text:list-style>
    <style:style style:name="P44" style:family="paragraph">
      <style:paragraph-properties fo:line-height="100.00%" fo:text-align="left" fo:margin-left="-3.85pt" fo:text-indent="3.85pt"/>
    </style:style>
    <style:style style:name="P45" style:family="paragraph">
      <style:paragraph-properties fo:line-height="100.00%" fo:text-align="left" fo:margin-left="5.00pt" fo:text-indent="-5.00pt">
        <style:tab-stops>
          <style:tab-stop style:position="253.00pt"/>
        </style:tab-stops>
      </style:paragraph-properties>
    </style:style>
    <style:style style:name="P46" style:family="paragraph">
      <style:paragraph-properties fo:line-height="100.00%" fo:text-align="left" fo:margin-left="5.00pt" fo:text-indent="-5.00pt">
        <style:tab-stops>
          <style:tab-stop style:position="253.00pt"/>
        </style:tab-stops>
      </style:paragraph-properties>
    </style:style>
    <style:style style:name="P47" style:family="paragraph">
      <style:paragraph-properties fo:line-height="115.00%" fo:text-align="left" fo:margin-bottom="10.00pt"/>
    </style:style>
    <style:style style:name="P48" style:family="paragraph">
      <style:paragraph-properties fo:line-height="115.00%" fo:text-align="left" fo:margin-left="42.50pt" fo:text-indent="0.00pt" fo:margin-bottom="10.00pt"/>
    </style:style>
    <style:style style:name="P49" style:family="paragraph">
      <style:paragraph-properties fo:line-height="100.00%" fo:text-align="left" fo:margin-left="5.00pt" fo:text-indent="-5.00pt">
        <style:tab-stops>
          <style:tab-stop style:position="253.00pt"/>
        </style:tab-stops>
      </style:paragraph-properties>
    </style:style>
    <style:style style:name="P50" style:family="paragraph">
      <style:paragraph-properties fo:line-height="105.00%" fo:text-align="left" fo:margin-bottom="5.65pt"/>
    </style:style>
    <style:style style:name="P51" style:family="paragraph">
      <style:paragraph-properties fo:line-height="105.00%" fo:text-align="left" fo:margin-bottom="2.85pt"/>
    </style:style>
    <style:style style:name="P52" style:family="paragraph">
      <style:paragraph-properties fo:line-height="105.00%" fo:text-align="left" fo:margin-bottom="2.00pt"/>
    </style:style>
    <text:list-style style:name="L53">
      <text:list-level-style-bullet text:level="1" text:bullet-char="•">
        <style:list-level-properties text:space-before="14.40pt" text:min-label-width="18.00pt"/>
        <style:text-properties fo:font-family="Symbol"/>
      </text:list-level-style-bullet>
    </text:list-style>
    <style:style style:name="P53" style:family="paragraph">
      <style:paragraph-properties fo:line-height="100.00%" fo:text-align="justify" fo:margin-left="8.90pt" fo:text-indent="-8.90pt" fo:margin-bottom="2.00pt"/>
    </style:style>
    <style:style style:name="P54" style:family="paragraph">
      <style:paragraph-properties fo:line-height="100.00%" fo:text-align="justify" fo:margin-left="8.90pt" fo:text-indent="-8.90pt" fo:margin-bottom="5.65pt"/>
    </style:style>
    <style:style style:name="P55" style:family="paragraph">
      <style:paragraph-properties fo:line-height="105.00%" fo:text-align="left" fo:margin-bottom="4.00pt"/>
    </style:style>
    <style:style style:name="P56" style:family="paragraph">
      <style:paragraph-properties fo:line-height="105.00%" fo:text-align="left" fo:margin-bottom="8.00pt"/>
    </style:style>
    <style:style style:name="P57" style:family="paragraph">
      <style:paragraph-properties fo:line-height="105.00%" fo:text-align="justify" fo:margin-left="0.20pt" fo:text-indent="0.00pt" fo:margin-bottom="2.00pt"/>
    </style:style>
    <style:style style:name="TableColumn0100" style:family="table-column">
      <style:table-column-properties style:column-width="1.575000in"/>
    </style:style>
    <style:style style:name="TableColumn0101" style:family="table-column">
      <style:table-column-properties style:column-width="1.575000in"/>
    </style:style>
    <style:style style:name="TableColumn0102" style:family="table-column">
      <style:table-column-properties style:column-width="1.575000in"/>
    </style:style>
    <style:style style:name="TableColumn0103" style:family="table-column">
      <style:table-column-properties style:column-width="1.575000in"/>
    </style:style>
    <style:style style:name="Table01" style:family="table">
      <style:table-properties style:width="6.300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001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002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003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center" fo:background-color="#ffffff"/>
    </style:style>
    <style:style style:name="TableCell010101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center" fo:background-color="#ffffff"/>
    </style:style>
    <style:style style:name="TableCell010102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center" fo:background-color="#ffffff"/>
    </style:style>
    <style:style style:name="TableCell010103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center" fo:background-color="#ffffff"/>
    </style:style>
    <style:style style:name="TableColumn0200" style:family="table-column">
      <style:table-column-properties style:column-width="3.583333in"/>
    </style:style>
    <style:style style:name="Table02" style:family="table">
      <style:table-properties style:width="3.58333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transparent"/>
    </style:style>
    <style:style style:name="TableRow0201" style:family="table-row">
      <style:table-row-properties style:min-row-height="0.791667in"/>
    </style:style>
    <style:style style:name="TableCell02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transparent"/>
    </style:style>
    <style:style style:name="TableRow0202" style:family="table-row">
      <style:table-row-properties style:min-row-height="1.906250in"/>
    </style:style>
    <style:style style:name="TableCell020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transparent"/>
    </style:style>
    <style:style style:name="TableRow0203" style:family="table-row">
      <style:table-row-properties style:min-row-height="1.239583in"/>
    </style:style>
    <style:style style:name="TableCell020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transparent"/>
    </style:style>
    <style:style style:name="TableColumn0300" style:family="table-column">
      <style:table-column-properties style:column-width="3.583333in"/>
    </style:style>
    <style:style style:name="Table03" style:family="table">
      <style:table-properties style:width="3.583333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transparent"/>
    </style:style>
    <style:style style:name="TableRow0301" style:family="table-row">
      <style:table-row-properties style:min-row-height="0.791667in"/>
    </style:style>
    <style:style style:name="TableCell03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transparent"/>
    </style:style>
    <style:style style:name="TableRow0302" style:family="table-row">
      <style:table-row-properties style:min-row-height="1.354167in"/>
    </style:style>
    <style:style style:name="TableCell030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transparent"/>
    </style:style>
    <style:style style:name="TableRow0303" style:family="table-row">
      <style:table-row-properties style:min-row-height="1.770833in"/>
    </style:style>
    <style:style style:name="TableCell030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transparent"/>
    </style:style>
  </office:automatic-styles>
  <office:body>
    <office:text>
      <text:p text:style-name="P1"><text:span text:style-name="T1"/></text:p>
      <text:p text:style-name="P2"><text:span text:style-name="T2">System organizacji szkole</text:span><text:span text:style-name="T3">ń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4"><text:span text:style-name="T5">Wersja</text:span><text:span text:style-name="T6"/></text:p>
          </table:table-cell>
          <table:table-cell table:style-name="TableCell010001">
            <text:p text:style-name="P4"><text:span text:style-name="T7">Data utworzenia</text:span><text:span text:style-name="T8"/></text:p>
          </table:table-cell>
          <table:table-cell table:style-name="TableCell010002">
            <text:p text:style-name="P4"><text:span text:style-name="T9">Data ost. modyfikacji</text:span><text:span text:style-name="T10"/></text:p>
          </table:table-cell>
          <table:table-cell table:style-name="TableCell010003">
            <text:p text:style-name="P4"><text:span text:style-name="T11">Autorzy</text:span><text:span text:style-name="T12"/></text:p>
          </table:table-cell>
        </table:table-row>
        <table:table-row table:style-name="TableRow0101">
          <table:table-cell table:style-name="TableCell010100">
            <text:p text:style-name="P7"><text:span text:style-name="T13">1.0</text:span><text:span text:style-name="T14"/></text:p>
          </table:table-cell>
          <table:table-cell table:style-name="TableCell010101">
            <text:p text:style-name="P7"><text:span text:style-name="T15">19.11.2023</text:span><text:span text:style-name="T16"/></text:p>
          </table:table-cell>
          <table:table-cell table:style-name="TableCell010102">
            <text:p text:style-name="P7"><text:span text:style-name="T17">19.11.2023</text:span><text:span text:style-name="T18"/></text:p>
          </table:table-cell>
          <table:table-cell table:style-name="TableCell010103">
            <text:p text:style-name="P7"><text:span text:style-name="T19">Aleksander Karczewski<text:line-break/>Kamil Grodzki<text:line-break/>Jakub Go</text:span><text:span text:style-name="T20">śliński<text:line-break/>Sławomir Staniszewski</text:span><text:span text:style-name="T21"/></text:p>
          </table:table-cell>
        </table:table-row>
      </table:table>
      <text:p text:style-name="P9"><text:span text:style-name="T22">1. Informacje ogólne</text:span></text:p>
      <text:p text:style-name="P10"><text:span text:style-name="T23"/></text:p>
      <text:p text:style-name="P11"><text:span text:style-name="T24">1.1 Przeznaczenie</text:span></text:p>
      <text:p text:style-name="P11"><text:span text:style-name="T25">Przeznaczeniem systemu jest stworzenie<text:s/></text:span><text:span text:style-name="T26">środowiska pozwalającego organizować szkolenia z zakresu system</text:span><text:span text:style-name="T27">ów zabezpiecze</text:span><text:span text:style-name="T28">ń.</text:span></text:p>
      <text:p text:style-name="P11"><text:span text:style-name="T29"/></text:p>
      <text:p text:style-name="P11"><text:span text:style-name="T30">1.2 Podstawowe za</text:span><text:span text:style-name="T31">łożenia</text:span></text:p>
      <text:p text:style-name="P11"><text:span text:style-name="T32">- Podnoszenie Poziomu Wiedzy<text:line-break/>- Dostosowanie do Indywidualnych Potrzeb<text:line-break/>- Elastyczno</text:span><text:span text:style-name="T33">ść Szkoleń<text:line-break/>- Zarządzanie Procesem Szkoleniowym<text:line-break/>- Wspieranie Instruktor</text:span><text:span text:style-name="T34">ów <text:line-break/>- Kontrola i Analiza</text:span></text:p>
      <text:p text:style-name="P11"><text:span text:style-name="T35"/></text:p>
      <text:p text:style-name="P11"><text:span text:style-name="T36">1.3 Odbiorcy oraz ich charakterystyka</text:span></text:p>
      <text:p text:style-name="P11"><text:span text:style-name="T36"><text:s text:c="3"/>1.3.1 Specjali</text:span><text:span text:style-name="T37">ści ds. Bezpieczeństwa:</text:span></text:p>
      <text:p text:style-name="P11"><text:span text:style-name="T38"><text:s text:c="8"/>Odbiorcami systemu s</text:span><text:span text:style-name="T39">ą specjaliści ds. bezpieczeństwa, kt</text:span><text:span text:style-name="T40">órzy zajmuj</text:span><text:span text:style-name="T41">ą się planowaniem, wdrażaniem i utrzymaniem system</text:span><text:span text:style-name="T42">ów zabezpiecze</text:span><text:span text:style-name="T43">ń w organizacjach. System dostarcza im aktualne informacje, trendy i umiejętności niezbędne do skutecznego zarządzania ryzykiem i zagrożeniami.</text:span></text:p>
      <text:p text:style-name="P11"><text:span text:style-name="T44"/></text:p>
      <text:p text:style-name="P11"><text:span text:style-name="T45"><text:s text:c="3"/>1.3.2 Kadra Zarz</text:span><text:span text:style-name="T46">ądzająca:</text:span></text:p>
      <text:p text:style-name="P11"><text:span text:style-name="T47"><text:tab/></text:span><text:span text:style-name="T48">Kierownicy ds. bezpiecze</text:span><text:span text:style-name="T49">ństwa oraz kadra zarządzająca, kt</text:span><text:span text:style-name="T50">órzy odpowiedzialni s</text:span><text:span text:style-name="T51">ą za podejmowanie decyzji strategicznych związanych z bezpieczeństwem organizacji, mogą korzystać z analiz, raport</text:span><text:span text:style-name="T52">ów i szkole</text:span><text:span text:style-name="T53">ń dostępnych w systemie, aby lepiej zrozumieć i kierować politykami bezpieczeństwa.</text:span></text:p>
      <text:p text:style-name="P11"><text:span text:style-name="T54"/></text:p>
      <text:p text:style-name="P11"><text:span text:style-name="T55"><text:s text:c="4"/>1.3.3 Firmy Oferuj</text:span><text:span text:style-name="T56">ące Usługi Bezpieczeństwa:</text:span></text:p>
      <text:p text:style-name="P11"><text:span text:style-name="T57"><text:s text:c="8"/>Przedsi</text:span><text:span text:style-name="T58">ębiorstwa świadczące usługi w zakresie bezpieczeństwa, takie jak firmy ochroniarskie czy dostawcy usług monitoringu, mogą korzystać z dedykowanych szkoleń w systemie, aby podnieść kwalifikacje swojego personelu i dostosować się do dynamicznie zmieniających się potrzeb rynku.</text:span></text:p>
      <text:p text:style-name="P11"><text:span text:style-name="T59"/></text:p>
      <text:p text:style-name="P11"><text:span text:style-name="T60">1.4 Korzy</text:span><text:span text:style-name="T61">ści</text:span></text:p>
      <text:p text:style-name="P11"><text:span text:style-name="T62"><text:s text:c="5"/>1.4.1 Podniesienie Kompetencji Personelu:</text:span><text:span text:style-name="T63"><text:line-break/><text:tab/> System umo</text:span><text:span text:style-name="T64">żliwia firmom podniesienie poziomu wiedzy i umiejętności swojego personelu z zakresu system</text:span><text:span text:style-name="T65">ów zabezpiecze</text:span><text:span text:style-name="T66">ń, co przekłada się na skuteczniejsze działania w obszarze bezpieczeństwa.</text:span></text:p>
      <text:p text:style-name="P11"><text:span text:style-name="T67"><text:s text:c="5"/>1.4.2 Redukcja Ryzyka Bezpiecze</text:span><text:span text:style-name="T68">ństwa:</text:span><text:span text:style-name="T69"><text:line-break/><text:tab/>Wysoko wyspecjalizowane szkolenia pomagają zidentyfikować, zrozumieć i efektywnie reagować na zagrożenia, co przekłada się na redukcję ryzyka związanego z bezpieczeństwem organizacji.</text:span></text:p>
      <text:p text:style-name="P11"><text:span text:style-name="T70"><text:s text:c="5"/>1.4.3 Zgodno</text:span><text:span text:style-name="T71">ść z Normami i Przepisami:</text:span><text:span text:style-name="T72"><text:line-break/><text:tab/>System umożliwia firmom łatwiejsze spełnianie wymagań norm branżowych i przepis</text:span><text:span text:style-name="T73">ów dotycz</text:span><text:span text:style-name="T74">ących bezpieczeństwa, co jest kluczowe dla utrzymania zgodności i uniknięcia ewentualnych sankcji.</text:span></text:p>
      <text:p text:style-name="P12"><text:span text:style-name="T75"/></text:p>
      <text:p text:style-name="P13"><text:span text:style-name="T75"/></text:p>
      <text:p text:style-name="P14"><text:span text:style-name="T76">2. Diagram kontekstu</text:span></text:p>
      <text:p text:style-name="P14"><text:span text:style-name="T77"/></text:p>
      <text:p text:style-name="P14"><draw:frame text:anchor-type="as-char" svg:width="160.07mm" svg:height="124.62mm" style:rel-width="scale" style:rel-height="scale"><draw:object-ole xlink:href="OleObj1"/><draw:image xlink:href="ObjectReplacements/OleObj1"/></draw:frame><text:span text:style-name="T77"/></text:p>
      <text:p text:style-name="P15"><text:span text:style-name="T78">3. Aktorzy</text:span></text:p>
      <text:p text:style-name="P15"><text:span text:style-name="T79">3.1 Uczestnik<text:s/></text:span><text:span text:style-name="T80">–</text:span><text:span text:style-name="T81"><text:s/>klient<text:s/></text:span><text:span text:style-name="T82">–</text:span><text:span text:style-name="T83"><text:s/>in</text:span><text:span text:style-name="T84">żynierowie wdrożeniowcy, instalatorzy oraz użytkownicy końcowi system</text:span><text:span text:style-name="T85">ów</text:span></text:p>
      <text:p text:style-name="P15"><text:span text:style-name="T86">3.2 Firma<text:s/></text:span><text:span text:style-name="T87">–</text:span><text:span text:style-name="T88"><text:s/>osoba obs</text:span><text:span text:style-name="T89">ługująca szkolenie w firmie klienckiej</text:span></text:p>
      <text:p text:style-name="P15"><text:span text:style-name="T90">3.3 Szkoleniowiec<text:s/></text:span><text:span text:style-name="T91">–</text:span><text:span text:style-name="T92"><text:s/>pracownik firmy sprzedaj</text:span><text:span text:style-name="T93">ącej szkolenie - osoba prowadząca szkolenie oraz pierwszy kontakt uczestnika</text:span></text:p>
      <text:p text:style-name="P15"><text:span text:style-name="T94">3.4 Administrator<text:s/></text:span><text:span text:style-name="T95">–</text:span><text:span text:style-name="T96"><text:s/>pracownik firmy sprzedaj</text:span><text:span text:style-name="T97">ącej szkolenie, nadzoruje działanie systemu,</text:span></text:p>
      <text:p text:style-name="P15"><text:span text:style-name="T98">4. Wymagania funkcjonalne</text:span></text:p>
      <text:p text:style-name="P16"><text:span text:style-name="T99">4.1. Diagram przypadków u</text:span><text:span text:style-name="T100">życia</text:span></text:p>
      <text:p text:style-name="P17"><text:span text:style-name="T101">4.2. Przypadki u</text:span><text:span text:style-name="T102">życia</text:span></text:p>
      <text:p text:style-name="P18"><text:span text:style-name="T103">Ka</text:span><text:span text:style-name="T104">żdy członek zespołu definiuje co najmniej dwa przypadki użycia<text:s text:c="2"/>zgodnie ze schematem podanym w: Olek Ł., Inżynieria oprogramowania. Specyfikacja wymagań, Uczelnia Online, str. 23-57. Jako wartość atrybutu ”źr</text:span><text:span text:style-name="T105">ód</text:span><text:span text:style-name="T106">ło” należy podać imię i nazwisko autora.</text:span></text:p>
      <text:p text:style-name="P18"><text:span text:style-name="T107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20"><text:span text:style-name="T109">AC1: Modyfikacja szkolenia</text:span></text:p>
          </table:table-cell>
        </table:table-row>
        <table:table-row table:style-name="TableRow0201">
          <table:table-cell table:style-name="TableCell020100">
            <text:p text:style-name="P23"><text:span text:style-name="T113">Atrybuty:</text:span></text:p>
            <text:p text:style-name="P24"><text:span text:style-name="T113">Główny aktor: Prowadzący szkolenie</text:span></text:p>
            <text:p text:style-name="P24"><text:span text:style-name="T113">Źródło: Sławomir Staniszewski</text:span></text:p>
          </table:table-cell>
        </table:table-row>
        <table:table-row table:style-name="TableRow0202">
          <table:table-cell table:style-name="TableCell020200">
            <text:p text:style-name="P27"><text:span text:style-name="T117">Główny scenariusz:</text:span></text:p>
            <text:list text:style-name="L28">
              <text:list-item>
                <text:p text:style-name="P28"><text:span text:style-name="T117">Prowadzący loguje się do systemu.</text:span></text:p>
              </text:list-item>
              <text:list-item>
                <text:p text:style-name="P28"><text:span text:style-name="T117">Prowadzący wybiera szkolenie do modyfikacji.</text:span></text:p>
              </text:list-item>
              <text:list-item>
                <text:p text:style-name="P28"><text:span text:style-name="T117">Prowadzący zmienia opis.</text:span></text:p>
              </text:list-item>
              <text:list-item>
                <text:p text:style-name="P28"><text:span text:style-name="T117">Prowadzący dodaje materiały szkoleniowe.</text:span></text:p>
              </text:list-item>
              <text:list-item>
                <text:p text:style-name="P28"><text:span text:style-name="T117">Prowadzący edytuje materiały.</text:span></text:p>
              </text:list-item>
              <text:list-item>
                <text:p text:style-name="P28"><text:span text:style-name="T117">Prowadzący zatwierdza dokonane zmiany.</text:span></text:p>
              </text:list-item>
            </text:list>
          </table:table-cell>
        </table:table-row>
        <table:table-row table:style-name="TableRow0203">
          <table:table-cell table:style-name="TableCell020300">
            <text:p text:style-name="P31"><text:span text:style-name="T121">Rozszerzenia:</text:span></text:p>
            <text:p text:style-name="P31"><text:span text:style-name="T121">4.A Materiały szkoleniowe ważą zbyt dużo.</text:span></text:p>
            <text:p text:style-name="P32"><text:span text:style-name="T121">4.A.1 System wyświetla komunikat o przekroczeniu dozwolonego rozmiaru pliku.</text:span></text:p>
          </table:table-cell>
        </table:table-row>
      </table:table>
      <text:p text:style-name="P34"><text:span text:style-name="T124"/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36"><text:span text:style-name="T126">BC1: Pobranie materiał</text:span><text:span text:style-name="T127">ó</text:span><text:span text:style-name="T128">w szkoleniowych</text:span><text:span text:style-name="T129"/></text:p>
          </table:table-cell>
        </table:table-row>
        <table:table-row table:style-name="TableRow0301">
          <table:table-cell table:style-name="TableCell030100">
            <text:p text:style-name="P39"><text:span text:style-name="T133">Atrybuty:</text:span></text:p>
            <text:p text:style-name="P40"><text:span text:style-name="T133">Główny aktor: Uczestnik szkolenia</text:span></text:p>
            <text:p text:style-name="P40"><text:span text:style-name="T133">Źródło: Sławomir Staniszewski</text:span></text:p>
          </table:table-cell>
        </table:table-row>
        <table:table-row table:style-name="TableRow0302">
          <table:table-cell table:style-name="TableCell030200">
            <text:p text:style-name="P43"><text:span text:style-name="T137">Główny scenariusz:</text:span></text:p>
            <text:list text:style-name="L44">
              <text:list-item>
                <text:p text:style-name="P44"><text:span text:style-name="T137">Uczestnik szkolenia loguje się do systemu.</text:span></text:p>
              </text:list-item>
              <text:list-item>
                <text:p text:style-name="P44"><text:span text:style-name="T137">Uczestnik wybiera szkolenie.</text:span></text:p>
              </text:list-item>
              <text:list-item>
                <text:p text:style-name="P44"><text:span text:style-name="T137">Uczestnik pobiera materiały szkoleniowe.</text:span></text:p>
              </text:list-item>
              <text:list-item>
                <text:p text:style-name="P44"><text:span text:style-name="T137">Uczestnik otrzymuje materiały szkoleniowe w wersji elektronicznej.</text:span></text:p>
              </text:list-item>
            </text:list>
          </table:table-cell>
        </table:table-row>
        <table:table-row table:style-name="TableRow0303">
          <table:table-cell table:style-name="TableCell030300">
            <text:p text:style-name="P47"><text:span text:style-name="T141">Rozszerzenia:</text:span></text:p>
            <text:p text:style-name="P47"><text:span text:style-name="T141">3.A Dla szkolenia nie ma materiał</text:span><text:span text:style-name="T142">ó</text:span><text:span text:style-name="T143">w szkoleniowych</text:span><text:span text:style-name="T144">.</text:span></text:p>
            <text:p text:style-name="P48"><text:span text:style-name="T144">3.A.1 System wyświetla komunikat o braku materiał</text:span><text:span text:style-name="T145">ó</text:span><text:span text:style-name="T146">w szkoleniowych</text:span><text:span text:style-name="T147">. </text:span></text:p>
            <text:p text:style-name="P48"><text:span text:style-name="T147">3.A.2 System wysyła wiadomość do prowadzącego szkolenie z prośbą o dodanie materiał</text:span><text:span text:style-name="T148">ó</text:span><text:span text:style-name="T149">w do szkolenia</text:span><text:span text:style-name="T150">.</text:span></text:p>
          </table:table-cell>
        </table:table-row>
      </table:table>
      <text:p text:style-name="P50"><text:span text:style-name="T153"/></text:p>
      <text:p text:style-name="P51"><text:span text:style-name="T154">5. Wymagania pozafunkcjonalne</text:span></text:p>
      <text:p text:style-name="P52"><text:span text:style-name="T155">Nale</text:span><text:span text:style-name="T156">ży opisać następujące wymagania pozafunkcjonalne,<text:s/></text:span><text:span text:style-name="T157">zgodnie ze schematem podanym w: Olek Ł., Inżynieria oprogramowania. Specyfikacja wymagań, Uczelnia Online, str. 20-21:</text:span></text:p>
      <text:list text:style-name="L53">
        <text:list-item>
          <text:p text:style-name="P53"><text:span text:style-name="T158">u</text:span><text:span text:style-name="T159">żyteczność (ang. usability)</text:span></text:p>
        </text:list-item>
        <text:list-item>
          <text:p text:style-name="P53"><text:span text:style-name="T160">niezawodno</text:span><text:span text:style-name="T161">ść (ang. reliability)</text:span></text:p>
        </text:list-item>
        <text:list-item>
          <text:p text:style-name="P53"><text:span text:style-name="T162">wydajno</text:span><text:span text:style-name="T163">ść (ang. performance)</text:span></text:p>
        </text:list-item>
        <text:list-item>
          <text:p text:style-name="P54"><text:span text:style-name="T164">bezpiecze</text:span><text:span text:style-name="T165">ństwo (ang. security)</text:span></text:p>
        </text:list-item>
      </text:list>
      <text:p text:style-name="P55"><text:span text:style-name="T166">6. Model systemu</text:span></text:p>
      <text:p text:style-name="P55"><text:span text:style-name="T167">6.1. Diagram klas</text:span></text:p>
      <text:p text:style-name="P55"><text:span text:style-name="T167">6.2. Diagram stanów</text:span></text:p>
      <text:p text:style-name="P55"><text:span text:style-name="T167">6.3. Diagram sekwencji</text:span></text:p>
      <text:p text:style-name="P56"><text:span text:style-name="T167">6.4. Diagram wdro</text:span><text:span text:style-name="T168">żenia</text:span></text:p>
      <text:p text:style-name="P56"><text:span text:style-name="T169"/></text:p>
      <text:p text:style-name="P56"><text:span text:style-name="T169"/></text:p>
      <text:p text:style-name="P57"><text:span text:style-name="T16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